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800080" fo:font-size="6pt" style:font-size-asian="6pt" style:font-size-complex="6pt"/>
    </style:style>
    <style:style style:name="P3" style:family="paragraph" style:parent-style-name="Standard">
      <style:paragraph-properties fo:text-align="justify" style:justify-single-word="false"/>
      <style:text-properties fo:color="#800080" fo:font-size="6pt" style:text-underline-style="solid" style:text-underline-width="auto" style:text-underline-color="font-color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8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Umowa spółki cywilnej musi być zawarta w formie: <text:span text:style-name="T1">b)</text:span> <text:span text:style-name="T2">pisemnej</text:span></text:p>
      <text:p text:style-name="P2">2. Za zobowiązania spółki cywilnej odpowiada: <text:span text:style-name="T1">a</text:span>) <text:span text:style-name="T2">każdy wspólnik w sposób solidarny, osobisty, nieograniczony i pierwszorzędny</text:span></text:p>
      <text:p text:style-name="P1">3. Za zobowiązania spółki jawnej odpowiada: <text:span text:style-name="T1">b)</text:span> <text:span text:style-name="T2">każdy wspólnik majątkiem osobistym solidarnie z pozostałymi wspólnikami oraz spółką</text:span></text:p>
      <text:p text:style-name="P2">4. Decyzja w sprawie przekraczającej zakres zwykłych czynności spółki jawnej wymaga: <text:span text:style-name="T1">a)</text:span> <text:span text:style-name="T2">zgody wszystkich wspólników</text:span></text:p>
      <text:p text:style-name="P1">5. Obniżanie sumy komandytowej wymaga: <text:span text:style-name="T1">a)</text:span> <text:span text:style-name="T2">Uchwały wszystkich wspólników</text:span></text:p>
      <text:p text:style-name="P2">6. Komplementariuszem jest: <text:span text:style-name="T1">a)</text:span> <text:span text:style-name="T2">wspólnik odpowiadający za zobowiązania spółki komandytowej bez ograniczenia</text:span></text:p>
      <text:p text:style-name="P1">7. Partnerami w spółce partnerskiej mogą być:<text:span text:style-name="T1"> c)</text:span> <text:span text:style-name="T2">osoby fizyczne mające prawo do wykonywania wolnego zawodu</text:span></text:p>
      <text:p text:style-name="P2">8. Partner w spółce partnerskiej, jeżeli umowa nie stanowi inaczej, ponosi odpowiedzialność majątkiem osobistym za: <text:span text:style-name="T1">c)</text:span><text:span text:style-name="T2"> zobowiązania wynikające z wykonywania wolnego zawodu przez siebie</text:span></text:p>
      <text:p text:style-name="P1">9. Za zobowiązania spółki komandytowo-akcyjnej odpowiadają: <text:span text:style-name="T1">b)</text:span><text:span text:style-name="T2"> komplementariusze</text:span></text:p>
      <text:p text:style-name="P2">10. W przypadku przeniesienia ogółu praw (...) i zobowiązania tej spółki osobowej odpowiada <text:span text:style-name="T1">a)</text:span><text:span text:style-name="T2"> solidarnie występujący wspólnik oraz wspólnik przestępujący do spółki</text:span></text:p>
      <text:p text:style-name="P3"></text:p>
      <text:p text:style-name="P3"/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10. Minimalna wysokość kapitału zakładowego w spółce zoo wynosi: <text:span text:style-name="T1">b)</text:span> <text:span text:style-name="T2">50.000 zł</text:span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<text:span text:style-name="T2">10. Minimalna wysokość kapitału zakładowego w spółce zoo wynosi: </text:span><text:span text:style-name="T3">b)</text:span><text:span text:style-name="T2"> 50.000 zł</text:span></text:p>
      <text:p text:style-name="P1"/>
      <text:p text:style-name="P1"/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10. Minimalna wysokość kapitału zakładowego w spółce zoo wynosi: <text:span text:style-name="T1">b)</text:span> <text:span text:style-name="T2">50.000 zł</text:span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<text:span text:style-name="T2">10. Minimalna wysokość kapitału zakładowego w spółce zoo wynosi: </text:span><text:span text:style-name="T3">b)</text:span><text:span text:style-name="T2"> 50.000 zł</text:span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10. Minimalna wysokość kapitału zakładowego w spółce zoo wynosi: <text:span text:style-name="T1">b)</text:span> <text:span text:style-name="T2">50.000 zł</text:span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<text:span text:style-name="T2">10. Minimalna wysokość kapitału zakładowego w spółce zoo wynosi: </text:span><text:span text:style-name="T3">b)</text:span><text:span text:style-name="T2"> 50.000 zł</text:span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<text:span text:style-name="T2">10. Minimalna wysokość kapitału zakładowego w spółce zoo wynosi: </text:span><text:span text:style-name="T3">b)</text:span><text:span text:style-name="T2"> 50.000 zł</text:span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10. Minimalna wysokość kapitału zakładowego w spółce zoo wynosi: <text:span text:style-name="T1">b)</text:span> <text:span text:style-name="T2">50.000 zł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<text:span text:style-name="T2">10. Minimalna wysokość kapitału zakładowego w spółce zoo wynosi: </text:span><text:span text:style-name="T3">b)</text:span><text:span text:style-name="T2"> 50.000 zł</text:span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10. Minimalna wysokość kapitału zakładowego w spółce zoo wynosi: <text:span text:style-name="T1">b)</text:span> <text:span text:style-name="T2">50.000 zł</text:span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<text:span text:style-name="T2">10. Minimalna wysokość kapitału zakładowego w spółce zoo wynosi: </text:span><text:span text:style-name="T3">b)</text:span><text:span text:style-name="T2"> 50.000 zł</text:span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<text:span text:style-name="T2">10. Minimalna wysokość kapitału zakładowego w spółce zoo wynosi: </text:span><text:span text:style-name="T3">b)</text:span><text:span text:style-name="T2"> 50.000 zł</text:span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10. Minimalna wysokość kapitału zakładowego w spółce zoo wynosi: <text:span text:style-name="T1">b)</text:span> <text:span text:style-name="T2">50.000 zł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1. Pełnomocnikiem wspólnika na zgromadzeniu wspólników nie może być: <text:span text:style-name="T1">b)</text:span> <text:span text:style-name="T2">człowiek</text:span> zarządu</text:p>
      <text:p text:style-name="P1">2. W czasie likwidacji spółki zoo nie działa: <text:span text:style-name="T1">b)</text:span><text:span text:style-name="T2"> zarząd</text:span></text:p>
      <text:p text:style-name="P1">3. Prawo do wytłoczenia powództwa o uchylenie uchwały wspólników nie przysługuje: <text:span text:style-name="T1">b)</text:span> <text:span text:style-name="T2">wspólnikowi, który głosował za uchwałą</text:span></text:p>
      <text:p text:style-name="P1">4. Uprzywilejowanie co do prawa głosu nie może polegać na przyznaniu więcej niż: <text:span text:style-name="T1">a)</text:span> <text:span text:style-name="T2">3 głosów na jeden udział</text:span></text:p>
      <text:p text:style-name="P1">5. Wkłady na pokrycie udziałów spółce zoo muszą być wniesione przez wspólników: <text:span text:style-name="T1">b)</text:span> <text:span text:style-name="T2">przed zarejestrowaniem spółki</text:span></text:p>
      <text:p text:style-name="P1">6. Jeżeli zbycie udziałów uzależnione jest od zgody spółki, zgodny na piśmie udziela: <text:span text:style-name="T1">a)</text:span><text:span text:style-name="T2"> zarząd spółki</text:span></text:p>
      <text:p text:style-name="P1">7. Prawo i Obowiązek prowadzenia spraw spółki zoo przysługuje:<text:span text:style-name="T1"> b)</text:span><text:span text:style-name="T2"> każdemu członkowi zarządu</text:span></text:p>
      <text:p text:style-name="P1">8. Każda zmiana umowy spółki wymaga dla swej ważności: <text:s/><text:span text:style-name="T1">c)</text:span> <text:span text:style-name="T2">uchwały zgromadzenia wspólników <text:s/></text:span></text:p>
      <text:p text:style-name="P1">9. Kapitał zakładowy spółki zoo dzieli się na: <text:span text:style-name="T1">c)</text:span> udziały o równej lub nierównej wartości.</text:p>
      <text:p text:style-name="P1"><text:span text:style-name="T2">10. Minimalna wysokość kapitału zakładowego w spółce zoo wynosi: </text:span><text:span text:style-name="T3">b)</text:span><text:span text:style-name="T2"> 50.000 zł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462cm" fo:margin-bottom="2.018cm" fo:margin-left="1.693cm" fo:margin-right="2.027cm" style:writing-mode="lr-tb" style:footnote-max-height="0cm">
        <style:columns fo:column-count="3" fo:column-gap="0cm">
          <style:column style:rel-width="3701*" fo:start-indent="0cm" fo:end-indent="0cm"/>
          <style:column style:rel-width="3701*" fo:start-indent="0cm" fo:end-indent="0cm"/>
          <style:column style:rel-width="3703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5T16:32:59</meta:creation-date>
    <dc:date>2009-01-05T16:51:43</dc:date>
    <meta:print-date>2009-01-05T16:47:18</meta:print-date>
    <meta:editing-cycles>1</meta:editing-cycles>
    <meta:editing-duration>PT3M33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51" meta:word-count="2152" meta:character-count="14413"/>
  </office:meta>
</office:document-meta>
</file>